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color="#21409a" style:font-name="微軟正黑體" officeooo:rsid="0004c1f6" officeooo:paragraph-rsid="0004c1f6" style:font-name-asian="微軟正黑體"/>
    </style:style>
    <style:style style:name="P2" style:family="paragraph" style:parent-style-name="Standard">
      <style:text-properties style:font-name="微軟正黑體" style:font-name-asian="微軟正黑體"/>
    </style:style>
    <style:style style:name="P3" style:family="paragraph" style:parent-style-name="Standard">
      <style:text-properties style:font-name="微軟正黑體" officeooo:paragraph-rsid="0004c1f6" style:font-name-asian="微軟正黑體"/>
    </style:style>
    <style:style style:name="P4" style:family="paragraph" style:parent-style-name="Standard">
      <style:text-properties fo:color="#ed1c24" style:font-name="微軟正黑體" officeooo:paragraph-rsid="0004c1f6" style:font-name-asian="微軟正黑體"/>
    </style:style>
    <style:style style:name="T1" style:family="text">
      <style:text-properties officeooo:rsid="0004c1f6"/>
    </style:style>
    <style:style style:name="T2" style:family="text">
      <style:text-properties fo:color="#21409a"/>
    </style:style>
    <style:style style:name="T3" style:family="text">
      <style:text-properties fo:color="#21409a" officeooo:rsid="0004c1f6"/>
    </style:style>
    <style:style style:name="T4" style:family="text">
      <style:text-properties fo:color="#21409a" fo:font-weight="bold" style:font-weight-asian="bold" style:font-weight-complex="bold"/>
    </style:style>
    <style:style style:name="T5" style:family="text">
      <style:text-properties fo:color="#ed1c24" style:text-line-through-style="solid" style:text-line-through-type="single"/>
    </style:style>
    <style:style style:name="T6" style:family="text">
      <style:text-properties fo:color="#ed1c24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officeooo:rsid="0004c1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版本1735</text:p>
      <text:p text:style-name="P2"/>
      <text:p text:style-name="P2">CSS請覆蓋以下四個檔案</text:p>
      <text:p text:style-name="P2">web/lanqiu/css/lanqiubifen.css 修正籃球比分圈選框跑掉</text:p>
      <text:p text:style-name="P2">web/zuqiu/css/bifen.css</text:p>
      <text:p text:style-name="P2">web/zuqiu/css/saicheng.css</text:p>
      <text:p text:style-name="P2">web/zuqiu/css/wanchang-bifen.css</text:p>
      <text:p text:style-name="P2"/>
      <text:p text:style-name="P2">HTML有修改：</text:p>
      <text:p text:style-name="P3">web/zuqiu/wanchang.html</text:p>
      <text:p text:style-name="P3">web/zuqiu/saicheng.html</text:p>
      <text:p text:style-name="P2"/>
      <text:p text:style-name="P3"><text:span text:style-name="T7">&lt;td class="des-time"&gt;</text:span><text:span text:style-name="T5">比赛时间</text:span>－＞<text:span text:style-name="T4">时间</text:span></text:p>
      <text:p text:style-name="P2"/>
      <text:p text:style-name="P4">&lt;<text:span text:style-name="T1">table</text:span> class="main-content"&gt;...&lt;/<text:span text:style-name="T1">table&gt;－＞</text:span><text:span text:style-name="T2">&lt;div class="main-content"&gt;...&lt;/</text:span><text:span text:style-name="T3">div&gt; (只有賽程要改)</text:span></text:p>
      <text:p text:style-name="P1"/>
      <text:p text:style-name="P3">&lt;div class="wrap"&gt;</text:p>
      <text:p text:style-name="P3"><text:s text:c="2"/><text:span text:style-name="T4">&lt;span class="sp"&gt;&lt;i class="icon-icon_date"&gt;&lt;/i&gt;2017年04月07日（星期五）&lt;/span&gt;&lt;/span&gt;</text:span><text:span text:style-name="T6">（整行移到 main-content外面)</text:span></text:p>
      <text:p text:style-name="P4"><text:span text:style-name="T3"><text:s text:c="2"/></text:span><text:span text:style-name="T8">&lt;div class=" main-content"&gt;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7:00:32.068000000</meta:creation-date>
    <dc:date>2018-03-13T17:09:06.714000000</dc:date>
    <meta:editing-duration>PT5M7S</meta:editing-duration>
    <meta:editing-cycles>3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14" meta:word-count="87" meta:character-count="456" meta:non-whitespace-character-count="441"/>
  </office:meta>
</office:document-meta>
</file>